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0.244cm" fo:min-width="37.694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6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7.3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0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9.722cm" fo:min-width="7.272cm" fo:padding-top="0.165cm" fo:padding-bottom="0.165cm" fo:padding-left="0.29cm" fo:padding-right="0.2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5cm" fo:min-width="6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3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15cm" fo:min-width="5.257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75cm" fo:min-width="5.5cm"/>
    </style:style>
    <style:style style:name="gr16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35cm" fo:min-width="5.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1.646cm" fo:min-width="5.99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35cm" fo:min-width="5.1cm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1.646cm" fo:min-width="5.29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23" style:family="graphic" style:parent-style-name="standard">
      <style:graphic-properties draw:fill-color="#99ff99" draw:textarea-horizontal-align="justify" draw:textarea-vertical-align="middle" draw:auto-grow-height="false" fo:min-height="1.646cm" fo:min-width="5.396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35cm" fo:min-width="5.357cm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646cm" fo:min-width="6.496cm"/>
    </style:style>
    <style:style style:name="gr26" style:family="graphic" style:parent-style-name="standard">
      <style:graphic-properties draw:fill-color="#99ff99" draw:textarea-horizontal-align="justify" draw:textarea-vertical-align="middle" draw:auto-grow-height="false" fo:min-height="1.646cm" fo:min-width="6.796cm"/>
    </style:style>
    <style:style style:name="gr27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9.236cm" fo:min-width="28.286cm" fo:padding-top="0.165cm" fo:padding-bottom="0.165cm" fo:padding-left="0.29cm" fo:padding-right="0.29cm"/>
    </style:style>
    <style:style style:name="gr28" style:family="graphic" style:parent-style-name="standard">
      <style:graphic-properties draw:fill-color="#99ff99" draw:textarea-horizontal-align="justify" draw:textarea-vertical-align="middle" draw:auto-grow-height="false" fo:min-height="4.75cm" fo:min-width="8.5cm"/>
    </style:style>
    <style:style style:name="gr29" style:family="graphic" style:parent-style-name="standard">
      <style:graphic-properties draw:textarea-horizontal-align="justify" draw:textarea-vertical-align="middle" draw:auto-grow-height="false" fo:min-height="0.865cm" fo:min-width="4.513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8.5cm"/>
    </style:style>
    <style:style style:name="gr31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32" style:family="graphic" style:parent-style-name="objectwithoutfill">
      <style:graphic-properties draw:marker-end="Arrow" draw:marker-end-width="0.4cm" draw:fill="none" draw:textarea-vertical-align="middle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2.05cm" fo:min-width="4.9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35" style:family="graphic" style:parent-style-name="objectwithoutfill">
      <style:graphic-properties svg:stroke-width="0.75cm" svg:stroke-color="#999999" draw:marker-start-width="2.455cm" draw:marker-end-width="2.455cm" svg:stroke-opacity="90%" draw:fill="none" draw:textarea-vertical-align="middle" fo:padding-top="0.5cm" fo:padding-bottom="0.5cm" fo:padding-left="0.625cm" fo:padding-right="0.625cm"/>
    </style:style>
    <style:style style:name="gr36" style:family="graphic" style:parent-style-name="standard">
      <style:graphic-properties draw:fill="gradient" draw:fill-color="#0084d1" draw:fill-gradient-name="Tango_20_Green" draw:textarea-horizontal-align="justify" draw:textarea-vertical-align="middle" draw:auto-grow-height="false" fo:min-height="1.25cm" fo:min-width="8.4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2.35cm" fo:min-width="4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7" style:family="paragraph">
      <loext:graphic-properties draw:fill-color="#ff99ff"/>
      <style:paragraph-properties fo:text-align="center"/>
      <style:text-properties fo:color="#ffffff"/>
    </style:style>
    <style:style style:name="P8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9ff99"/>
      <style:paragraph-properties fo:text-align="center"/>
      <style:text-properties fo:color="#4b1f6f"/>
    </style:style>
    <style:style style:name="P11" style:family="paragraph">
      <loext:graphic-properties draw:fill-color="#ffcc00"/>
      <style:paragraph-properties fo:text-align="center"/>
      <style:text-properties style:use-window-font-color="true" fo:background-color="transparent"/>
    </style:style>
    <style:style style:name="P12" style:family="paragraph">
      <style:paragraph-properties fo:text-align="center"/>
      <style:text-properties fo:color="#4b1f6f"/>
    </style:style>
    <style:style style:name="P13" style:family="paragraph">
      <loext:graphic-properties draw:fill-color="#99ff99"/>
      <style:paragraph-properties fo:text-align="center"/>
      <style:text-properties fo:color="#4b1f6f" fo:font-size="40pt" style:font-size-asian="40pt" style:font-size-complex="40pt"/>
    </style:style>
    <style:style style:name="P14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="gradient" draw:fill-color="#0084d1" draw:fill-gradient-name="Tango_20_Green"/>
      <style:paragraph-properties fo:text-align="center"/>
      <style:text-properties fo:color="#ffffff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4b1f6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4b1f6f" fo:font-size="40pt" style:font-size-asian="40pt" style:font-size-complex="40pt"/>
    </style:style>
    <style:style style:name="T9" style:family="text">
      <style:text-properties fo:color="#ffffff" fo:background-color="transparent"/>
    </style:style>
    <style:style style:name="T10" style:family="text">
      <style:text-properties fo:color="#ffffff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cm" svg:y="2.8cm">
          <text:p text:style-name="P1"><text:span text:style-name="T1">192.168.2.&lt; &gt;</text:span></text:p>
          <text:p text:style-name="P1"><text:span text:style-name="T1">Gateway </text:span><text:span text:style-name="T1">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0.5cm" svg:height="22.8cm" svg:x="0.5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cm" svg:y="4.6cm">
          <text:p text:style-name="P1"><text:span text:style-name="T2">ISP Modem</text:span></text:p>
          <text:p text:style-name="P1"><text:span text:style-name="T2">Ro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5.2cm" svg:x="16.3cm" svg:y="3.6cm">
          <text:p text:style-name="P1"><text:span text:style-name="T2">Archer</text:span></text:p>
          <text:p text:style-name="P1"><text:span text:style-name="T2">C7 WAP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3.3cm" svg:y1="4.6cm" svg:x2="26.6cm" svg:y2="4.6cm">
          <text:p/>
        </draw:line>
        <draw:custom-shape draw:style-name="gr6" draw:text-style-name="P6" draw:layer="layout" svg:width="8.1cm" svg:height="3.8cm" svg:x="26.5cm" svg:y="2.4cm">
          <text:p text:style-name="P1"><text:span text:style-name="T3">All wireless devices</text:span></text:p>
          <text:p text:style-name="P1"><text:span text:style-name="T3">(about 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8cm" svg:height="5cm" svg:x="13.4cm" svg:y="14.6cm">
          <text:p text:style-name="P1"><text:span text:style-name="T2">Unmanaged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cm" svg:height="1.2cm" svg:x="23.5cm" svg:y="3.4cm">
          <text:p text:style-name="P1"><text:span text:style-name="T4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cm" svg:x="16.3cm" svg:y="14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.7cm" svg:height="10.9cm" svg:x="0.5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7.4cm" svg:height="2.1cm" svg:x="0.9cm" svg:y="14.8cm">
          <text:p text:style-name="P1"><text:span text:style-name="T1">192.168.20.&lt; &gt;</text:span></text:p>
          <text:p text:style-name="P1"><text:span text:style-name="T1">Gateway 192.168.20.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1.5cm" svg:x="1.5cm" svg:y="8.8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6.8cm" svg:height="4.9cm" svg:x="26.4cm" svg:y="14.6cm">
          <text:p text:style-name="P1"><text:span text:style-name="T6">SSH Gateway</text:span></text:p>
          <text:p text:style-name="P1"><text:span text:style-name="T6">OpenVP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5.757cm" svg:height="2.4cm" svg:x="21.643cm" svg:y="32.1cm">
          <text:p text:style-name="P1">192.168.20.55</text:p>
          <text:p text:style-name="P1"><text:span text:style-name="T7">VM-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6cm" svg:height="1cm" svg:x="17cm" svg:y="22.6cm">
          <text:p text:style-name="P1"><text:span text:style-name="T5">Bridge to 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6.7cm" svg:height="3.5cm" svg:x="10.5cm" svg:y="21.6cm">
          <text:p text:style-name="P1"><text:span text:style-name="T6">VM Host</text:span></text:p>
          <text:p text:style-name="P1"><text:span text:style-name="T6">4c8t 2.66GHz,</text:span></text:p>
          <text:p text:style-name="P1"><text:span text:style-name="T6">2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7cm" svg:height="2.6cm" svg:x="10.7cm" svg:y="24.8cm">
          <text:p text:style-name="P1">192.168.20.51</text:p>
          <text:p text:style-name="P1"><text:span text:style-name="T7">Hostn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5" draw:layer="layout" svg:x1="17.2cm" svg:y1="23.6cm" svg:x2="32.4cm" svg:y2="23.6cm">
          <text:p/>
        </draw:line>
        <draw:line draw:style-name="gr5" draw:text-style-name="P5" draw:layer="layout" svg:x1="18.6cm" svg:y1="23.6cm" svg:x2="18.6cm" svg:y2="25.1cm">
          <text:p/>
        </draw:line>
        <draw:custom-shape draw:style-name="gr19" draw:text-style-name="P10" draw:layer="layout" svg:width="6.7cm" svg:height="2.1cm" svg:x="21.2cm" svg:y="30cm">
          <text:p text:style-name="P1"><text:span text:style-name="T6">Compute Server</text:span></text:p>
          <text:p text:style-name="P1"><text:span text:style-name="T6">3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5.6cm" svg:height="2.6cm" svg:x="17.2cm" svg:y="27.1cm">
          <text:p text:style-name="P1">192.168.20.52</text:p>
          <text:p text:style-name="P1"><text:span text:style-name="T7">VM-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6cm" svg:height="2.1cm" svg:x="16.9cm" svg:y="25cm">
          <text:p text:style-name="P1"><text:span text:style-name="T6">Media Server</text:span></text:p>
          <text:p text:style-name="P1"><text:span text:style-name="T6">4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cm" svg:height="1cm" svg:x="6.5cm" svg:y="8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5.7cm" svg:y1="23.6cm" svg:x2="25.7cm" svg:y2="25.1cm">
          <text:p/>
        </draw:line>
        <draw:custom-shape draw:style-name="gr17" draw:text-style-name="P9" draw:layer="layout" svg:width="5.7cm" svg:height="2.6cm" svg:x="23.9cm" svg:y="27.1cm">
          <text:p text:style-name="P1">192.168.20.53</text:p>
          <text:p text:style-name="P1"><text:span text:style-name="T7">VM-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6.1cm" svg:height="2.1cm" svg:x="23.7cm" svg:y="25cm">
          <text:p text:style-name="P1"><text:span text:style-name="T6">Control Server</text:span></text:p>
          <text:p text:style-name="P1"><text:span text:style-name="T6">2 vCPU, 3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32.3cm" svg:y1="23.6cm" svg:x2="32.3cm" svg:y2="25.1cm">
          <text:p/>
        </draw:line>
        <draw:custom-shape draw:style-name="gr24" draw:text-style-name="P9" draw:layer="layout" svg:width="5.857cm" svg:height="2.6cm" svg:x="31.043cm" svg:y="27.1cm">
          <text:p text:style-name="P1">192.168.20.54</text:p>
          <text:p text:style-name="P1"><text:span text:style-name="T7">VM-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7.2cm" svg:height="2.1cm" svg:x="30.6cm" svg:y="25cm">
          <text:p text:style-name="P1"><text:span text:style-name="T6">Backup Gateway</text:span></text:p>
          <text:p text:style-name="P1"><text:span text:style-name="T6">2 vCPU, 512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3.2cm" svg:y1="23.6cm" svg:x2="23.2cm" svg:y2="30cm">
          <text:p/>
        </draw:line>
        <draw:custom-shape draw:style-name="gr17" draw:text-style-name="P9" draw:layer="layout" svg:width="5.7cm" svg:height="2.6cm" svg:x="26.9cm" svg:y="19.4cm">
          <text:p text:style-name="P1">192.168.20.20</text:p>
          <text:p text:style-name="P1"><text:span text:style-name="T7">Hostn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5.857cm" svg:height="2.6cm" svg:x="29.543cm" svg:y="32cm">
          <text:p text:style-name="P1">192.168.20.56</text:p>
          <text:p text:style-name="P1"><text:span text:style-name="T7">VM-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30.2cm" svg:y1="23.6cm" svg:x2="30.2cm" svg:y2="30cm">
          <text:p/>
        </draw:line>
        <draw:custom-shape draw:style-name="gr26" draw:text-style-name="P10" draw:layer="layout" svg:width="7.5cm" svg:height="2.1cm" svg:x="29.1cm" svg:y="30cm">
          <text:p text:style-name="P1"><text:span text:style-name="T6">OpenMediaVault</text:span></text:p>
          <text:p text:style-name="P1"><text:span text:style-name="T6">2 vCPU, 2GB, 2T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9.9cm" svg:height="10.6cm" svg:x="10.1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9cm" svg:height="5cm" svg:x="0.9cm" svg:y="16.7cm">
          <text:p text:style-name="P12"><text:span text:style-name="T8">Pfsense</text:span></text:p>
          <text:p text:style-name="P12"><text:span text:style-name="T8">laptop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.013cm" svg:height="1.115cm" draw:transform="skewX (-0.0214675497995303) rotate (-1.56538580611372) translate (9.9cm 16.68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9cm" svg:height="0.8cm" svg:x="0.9cm" svg:y="16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4cm" svg:height="1cm" svg:x="8.2cm" svg:y="16.1cm">
          <text:p text:style-name="P1"><text:span text:style-name="T9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6.9cm" svg:y1="9.9cm" svg:x2="9.7cm" svg:y2="16.1cm">
          <text:p/>
        </draw:line>
        <draw:custom-shape draw:style-name="gr33" draw:text-style-name="P9" draw:layer="layout" svg:width="5.4cm" svg:height="2.3cm" svg:x="1cm" svg:y="21.5cm">
          <text:p text:style-name="P1">192.168.20.1</text:p>
          <text:p text:style-name="P1">Hostname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17.4cm" svg:y1="14.1cm" svg:x2="17.4cm" svg:y2="9.2cm">
          <text:p/>
        </draw:line>
        <draw:custom-shape draw:style-name="gr9" draw:text-style-name="P8" draw:layer="layout" svg:width="1.8cm" svg:height="1cm" svg:x="16.5cm" svg:y="8.3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10.9cm" svg:y1="18.4cm" svg:x2="12.9cm" svg:y2="18.4cm">
          <text:p/>
        </draw:line>
        <draw:custom-shape draw:style-name="gr34" draw:text-style-name="P8" draw:layer="layout" svg:width="2.1cm" svg:height="1cm" svg:x="8.8cm" svg:y="17.8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1cm" svg:height="1cm" svg:x="12.8cm" svg:y="17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1cm" svg:height="1cm" svg:x="13.7cm" svg:y="19.1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14.795cm" svg:y1="19.9cm" svg:x2="14.8cm" svg:y2="21.1cm">
          <text:p/>
        </draw:line>
        <draw:custom-shape draw:style-name="gr34" draw:text-style-name="P8" draw:layer="layout" svg:width="2.1cm" svg:height="1cm" svg:x="13.7cm" svg:y="20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1cm" svg:y1="15.3cm" svg:x2="26.2cm" svg:y2="15.3cm">
          <text:p/>
        </draw:line>
        <draw:custom-shape draw:style-name="gr34" draw:text-style-name="P8" draw:layer="layout" svg:width="2.1cm" svg:height="1cm" svg:x="26cm" svg:y="14.8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1cm" svg:height="1cm" svg:x="20.1cm" svg:y="14.7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7.4cm" svg:height="2.1cm" svg:x="16cm" svg:y="2.1cm">
          <text:p text:style-name="P1"><text:span text:style-name="T1">192.168.20.&lt; &gt;</text:span></text:p>
          <text:p text:style-name="P1"><text:span text:style-name="T1">Gateway 192.168.20.1</text:span></text:p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0cm" svg:y1="11.8cm" svg:x2="42.3cm" svg:y2="11.8cm">
          <text:p/>
        </draw:line>
        <draw:custom-shape draw:style-name="gr36" draw:text-style-name="P16" draw:layer="layout" svg:width="8.9cm" svg:height="1.5cm" svg:x="29.2cm" svg:y="10cm">
          <text:p text:style-name="P15"><text:span text:style-name="T4">1</text:span><text:span text:style-name="T10">st</text:span><text:span text:style-name="T4"> Floor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8.9cm" svg:height="1.5cm" svg:x="29.2cm" svg:y="12.1cm">
          <text:p text:style-name="P15"><text:span text:style-name="T4">Basement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5.2cm" svg:height="2.6cm" svg:x="18.4cm" svg:y="8.2cm">
          <text:p text:style-name="P1">192.168.20.4</text:p>
          <text:p text:style-name="P1"><text:span text:style-name="T7">Archer_C7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2cm" fo:page-height="35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8-12-19T11:25:14.787927831</dc:date>
    <meta:editing-duration>PT7H5M18S</meta:editing-duration>
    <meta:editing-cycles>85</meta:editing-cycles>
    <meta:generator>LibreOffice/5.1.6.2$Linux_X86_64 LibreOffice_project/10m0$Build-2</meta:generator>
    <dc:creator>Alec </dc:creator>
    <meta:document-statistic meta:object-count="57"/>
  </office:meta>
</office:document-meta>
</file>